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876d" officeooo:paragraph-rsid="00068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introduction to std::array</text:p>
      <text:p text:style-name="P1">BY ALEX ON SEPTEMBER 14TH, 2015 | LAST MODIFIED BY ALEX ON MARCH 9TH, 2016</text:p>
      <text:p text:style-name="P1">In previous lessons, we’ve talked at length about fixed and dynamic arrays. Although both are built right into the C++ language, they both have downsides: Fixed arrays decay into pointers, losing the array length information when they do, and dynamic arrays have messy deallocation issues and are challenging to resize without error.</text:p>
      <text:p text:style-name="P1"/>
      <text:p text:style-name="P1">To address these issues, the C++ standard library includes functionality that makes array management easier, std::array and std::vector. We’ll examine std::array in this lesson, and std::vector in the next.</text:p>
      <text:p text:style-name="P1"/>
      <text:p text:style-name="P1">An introduction to std::array in C++11</text:p>
      <text:p text:style-name="P1"/>
      <text:p text:style-name="P1">Introduced in C++11, std::array provides fixed array functionality that won’t decay when passed into a function. std::array lives in the array header.</text:p>
      <text:p text:style-name="P1"/>
      <text:p text:style-name="P1">Declaring a std::array variable is easy:</text:p>
      <text:p text:style-name="P1"/>
      <text:p text:style-name="P1">1</text:p>
      <text:p text:style-name="P1">2</text:p>
      <text:p text:style-name="P1">3</text:p>
      <text:p text:style-name="P1">#include &lt;array&gt;</text:p>
      <text:p text:style-name="P1"><text:s/></text:p>
      <text:p text:style-name="P1">std::array&lt;int, 3&gt; myarray; // declare an integer array with length 3</text:p>
      <text:p text:style-name="P1">Just like the native implementation of fixed arrays, the size of a std::array must be set at compile time.</text:p>
      <text:p text:style-name="P1"/>
      <text:p text:style-name="P1">std::array can be initialized using an initializer lists or uniform initialization:</text:p>
      <text:p text:style-name="P1"/>
      <text:p text:style-name="P1">1</text:p>
      <text:p text:style-name="P1">2</text:p>
      <text:p text:style-name="P1">std::array&lt;int, 5&gt; myarray = { 9, 7, 5, 3, 1 }; // initialization list</text:p>
      <text:p text:style-name="P1">std::array&lt;int, 5&gt; myarray2 { 9, 7, 5, 3, 1 }; // uniform initialization</text:p>
      <text:p text:style-name="P1">Unlike built-in fixed arrays, with std::array you can not omit the array size when providing an initializer:</text:p>
      <text:p text:style-name="P1"/>
      <text:p text:style-name="P1">1</text:p>
      <text:p text:style-name="P1">std::array&lt;int, &gt; myarray = { 9, 7, 5, 3, 1 }; // illegal, array size must be provided</text:p>
      <text:p text:style-name="P1">You can also assign values to the array using an initializer list</text:p>
      <text:p text:style-name="P1"/>
      <text:p text:style-name="P1">1</text:p>
      <text:p text:style-name="P1">2</text:p>
      <text:p text:style-name="P1">3</text:p>
      <text:p text:style-name="P1">myarray = { 0, 1, 2, 3, 4 }; // okay</text:p>
      <text:p text:style-name="P1">myarray = { 9, 8, 7 }; // okay, elements 3 and 4 are set to zero!</text:p>
      <text:p text:style-name="P1">myarray = { 0, 1, 2, 3, 4, 5 }; // not allowed, too many elements in initializer list!</text:p>
      <text:p text:style-name="P1">Accessing array values using the subscript operator works just like you would expect:</text:p>
      <text:p text:style-name="P1"/>
      <text:p text:style-name="P1">1</text:p>
      <text:p text:style-name="P1">2</text:p>
      <text:p text:style-name="P1">std::cout &lt;&lt; myarray[1];</text:p>
      <text:p text:style-name="P1">myarray[2] = 6;</text:p>
      <text:p text:style-name="P1"><text:soft-page-break/>Just like built-in fixed arrays, the subscript operator does not do any bounds-checking. If an invalid index is provided, bad things will probably happen.</text:p>
      <text:p text:style-name="P1"/>
      <text:p text:style-name="P1">std::array supports a second form of array element access (the at() function) that does bounds checking:</text:p>
      <text:p text:style-name="P1"/>
      <text:p text:style-name="P1">1</text:p>
      <text:p text:style-name="P1">2</text:p>
      <text:p text:style-name="P1">3</text:p>
      <text:p text:style-name="P1">std::array&lt;int, 5&gt; myarray { 9, 7, 5, 3, 1 };</text:p>
      <text:p text:style-name="P1">myarray.at(1) = 6; // array element 1 valid, sets array element 1 to value 6</text:p>
      <text:p text:style-name="P1">myarray.at(9) = 10; // array element 9 is invalid, will throw error</text:p>
      <text:p text:style-name="P1">In the above example, the call to array.at(1) checks to ensure array element 1 is valid, and because it is, it returns a reference to array element 1. We then assign the value of 6 to this. However, the call to array.at(9) fails because array element 9 is out of bounds for the array. Instead of returning a reference, the at() function throws an error that terminates the program (note: It’s actually throwing an exception of type std::out_of_range -- we cover exceptions in chapter 15).</text:p>
      <text:p text:style-name="P1"/>
      <text:p text:style-name="P1">std::array will clean up after itself when it goes out of scope, so there’s no need to do any kind of cleanup.</text:p>
      <text:p text:style-name="P1"/>
      <text:p text:style-name="P1">Size and sorting</text:p>
      <text:p text:style-name="P1"/>
      <text:p text:style-name="P1">The size() function can be used to retrieve the size of the array:</text:p>
      <text:p text:style-name="P1"/>
      <text:p text:style-name="P1">1</text:p>
      <text:p text:style-name="P1">2</text:p>
      <text:p text:style-name="P1">std::array&lt;double, 5&gt; myarray { 9.0, 7.2, 5.4, 3.6, 1.8 };</text:p>
      <text:p text:style-name="P1">std::cout &lt;&lt; "size: " &lt;&lt; myarray.size();</text:p>
      <text:p text:style-name="P1">This prints:</text:p>
      <text:p text:style-name="P1"/>
      <text:p text:style-name="P1">size: 5</text:p>
      <text:p text:style-name="P1">Because std::array doesn’t decay to a pointer when passed to a function, the size() function will work even if you call it from within a function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#include &lt;iostream&gt;</text:p>
      <text:p text:style-name="P1"><text:s/></text:p>
      <text:p text:style-name="P1"><text:soft-page-break/>void printSize(const std::array&lt;double, 5&gt; &amp;myarray)</text:p>
      <text:p text:style-name="P1">{</text:p>
      <text:p text:style-name="P1"><text:s text:c="4"/>std::cout &lt;&lt; "size: " &lt;&lt; myarray.size();</text:p>
      <text:p text:style-name="P1">}</text:p>
      <text:p text:style-name="P1"><text:s/></text:p>
      <text:p text:style-name="P1">int main()</text:p>
      <text:p text:style-name="P1">{</text:p>
      <text:p text:style-name="P1"><text:s text:c="4"/>std::array&lt;double, 5&gt; myarray { 9.0, 7.2, 5.4, 3.6, 1.8 };</text:p>
      <text:p text:style-name="P1"><text:s/></text:p>
      <text:p text:style-name="P1"><text:s text:c="4"/>printSize(myarray);</text:p>
      <text:p text:style-name="P1"><text:s/></text:p>
      <text:p text:style-name="P1"><text:s text:c="4"/>return 0;</text:p>
      <text:p text:style-name="P1">}</text:p>
      <text:p text:style-name="P1">This also prints:</text:p>
      <text:p text:style-name="P1"/>
      <text:p text:style-name="P1">size: 5</text:p>
      <text:p text:style-name="P1">Note that the standard library uses the term “size” to mean the array length — do not get this confused with the results of sizeof() on a native fixed array, which returns the actual size of the array in memory (the size of an element multiplied by the array length). Yes, this nomenclature is inconsistent.</text:p>
      <text:p text:style-name="P1"/>
      <text:p text:style-name="P1">Also note that we passed std::array by (const) reference. This is to prevent the compiler from making a copy of the array when the array was passed to the function (for performance reasons).</text:p>
      <text:p text:style-name="P1"/>
      <text:p text:style-name="P1">Rule: Always pass std::array by (const) reference</text:p>
      <text:p text:style-name="P1"/>
      <text:p text:style-name="P1">Because the size is always known, for-each (ranged for) loops work with std::array:</text:p>
      <text:p text:style-name="P1"/>
      <text:p text:style-name="P1">1</text:p>
      <text:p text:style-name="P1">2</text:p>
      <text:p text:style-name="P1">3</text:p>
      <text:p text:style-name="P1">4</text:p>
      <text:p text:style-name="P1">std::array&lt;int, 5&gt; myarray { 9, 7, 5, 3, 1 };</text:p>
      <text:p text:style-name="P1"><text:s/></text:p>
      <text:p text:style-name="P1">for (auto &amp;element : myarray)</text:p>
      <text:p text:style-name="P1"><text:s text:c="4"/>std::cout &lt;&lt; element &lt;&lt; ' ';</text:p>
      <text:p text:style-name="P1">You can sort std::array using std::sort, which lives in the algorithm header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<text:soft-page-break/>15</text:p>
      <text:p text:style-name="P1">#include &lt;iostream&gt;</text:p>
      <text:p text:style-name="P1">#include &lt;array&gt;</text:p>
      <text:p text:style-name="P1">#include &lt;algorithm&gt; // for std::sort</text:p>
      <text:p text:style-name="P1"><text:s/></text:p>
      <text:p text:style-name="P1">int main()</text:p>
      <text:p text:style-name="P1">{</text:p>
      <text:p text:style-name="P1"><text:s text:c="4"/>std::array&lt;int, 5&gt; myarray { 7, 3, 1, 9, 5 };</text:p>
      <text:p text:style-name="P1"><text:s text:c="4"/>std::sort(myarray.begin(), myarray.end()); // sort the array forwards</text:p>
      <text:p text:style-name="P1">// <text:s text:c="3"/>std::sort(myarray.rbegin(), myarray.rend()); // sort the array backwards</text:p>
      <text:p text:style-name="P1"><text:s/></text:p>
      <text:p text:style-name="P1"><text:s text:c="4"/>for (const auto &amp;element : myarray)</text:p>
      <text:p text:style-name="P1"><text:s text:c="8"/>std::cout &lt;&lt; element &lt;&lt; ' ';</text:p>
      <text:p text:style-name="P1"><text:s/></text:p>
      <text:p text:style-name="P1"><text:s text:c="4"/>return 0;</text:p>
      <text:p text:style-name="P1">}</text:p>
      <text:p text:style-name="P1">This prints:</text:p>
      <text:p text:style-name="P1"/>
      <text:p text:style-name="P1">1 3 5 7 9</text:p>
      <text:p text:style-name="P1">The sorting function uses iterators, which is a concept we haven’t covered yet, so for now you can treat the parameters to std::sort() as a bit of magic. We’ll explain them in the lesson on iterators.</text:p>
      <text:p text:style-name="P1"/>
      <text:p text:style-name="P1">Summary</text:p>
      <text:p text:style-name="P1"/>
      <text:p text:style-name="P1">std::array is a great replacement for build-in fixed arrays. It’s efficient, in that it doesn’t use any more memory than built-in fixed arrays. The only real downside of a std::array over a built-in fixed array is a slightly more awkward syntax, and that you have to explicitly specify the array size (the compiler won’t calculate it for you from the initializer). But those are minor quibbles — we recommend using std::array over built-in fixed arrays for any non-trivial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2:23:15.805310933</meta:creation-date>
    <dc:date>2016-03-14T02:24:16.132097129</dc:date>
    <meta:editing-duration>P0D</meta:editing-duration>
    <meta:editing-cycles>1</meta:editing-cycles>
    <meta:document-statistic meta:table-count="0" meta:image-count="0" meta:object-count="0" meta:page-count="4" meta:paragraph-count="133" meta:word-count="964" meta:character-count="5456" meta:non-whitespace-character-count="4558"/>
    <meta:generator>LibreOffice/4.2.8.2$Linux_X86_64 LibreOffice_project/420m0$Build-2</meta:generator>
  </office:meta>
</office:document-meta>
</file>